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Times New Roman fed" svg:font-family="'Times New Roman f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3" style:family="table">
      <style:table-properties style:width="18.112cm" fo:margin-left="0cm" fo:margin-right="0.025cm" table:align="margins"/>
    </style:style>
    <style:style style:name="Table3.A" style:family="table-column">
      <style:table-column-properties style:column-width="7.214cm" style:rel-column-width="26106*"/>
    </style:style>
    <style:style style:name="Table3.B" style:family="table-column">
      <style:table-column-properties style:column-width="3.415cm" style:rel-column-width="12357*"/>
    </style:style>
    <style:style style:name="Table3.C" style:family="table-column">
      <style:table-column-properties style:column-width="7.482cm" style:rel-column-width="27072*"/>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9.076cm" fo:margin-left="0cm" fo:margin-right="-0.94cm" fo:break-before="page" table:align="margins"/>
    </style:style>
    <style:style style:name="Table5.A" style:family="table-column">
      <style:table-column-properties style:column-width="5.935cm" style:rel-column-width="20392*"/>
    </style:style>
    <style:style style:name="Table5.B" style:family="table-column">
      <style:table-column-properties style:column-width="8.7cm" style:rel-column-width="29886*"/>
    </style:style>
    <style:style style:name="Table5.C" style:family="table-column">
      <style:table-column-properties style:column-width="4.441cm" style:rel-column-width="15257*"/>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4" style:family="table">
      <style:table-properties style:width="19.076cm" fo:margin-left="0cm" fo:margin-right="-0.94cm" table:align="margins"/>
    </style:style>
    <style:style style:name="Table4.A" style:family="table-column">
      <style:table-column-properties style:column-width="2.365cm" style:rel-column-width="8125*"/>
    </style:style>
    <style:style style:name="Table4.B" style:family="table-column">
      <style:table-column-properties style:column-width="3.545cm" style:rel-column-width="12179*"/>
    </style:style>
    <style:style style:name="Table4.C" style:family="table-column">
      <style:table-column-properties style:column-width="8.726cm" style:rel-column-width="29977*"/>
    </style:style>
    <style:style style:name="Table4.D" style:family="table-column">
      <style:table-column-properties style:column-width="4.44cm" style:rel-column-width="15254*"/>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2" style:family="table-row">
      <style:table-row-properties style:min-row-height="5.235cm"/>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1" style:family="table">
      <style:table-properties style:width="19.076cm" fo:margin-left="0cm" fo:margin-right="-0.94cm" table:align="margins"/>
    </style:style>
    <style:style style:name="Table1.A" style:family="table-column">
      <style:table-column-properties style:column-width="5.935cm" style:rel-column-width="20392*"/>
    </style:style>
    <style:style style:name="Table1.B" style:family="table-column">
      <style:table-column-properties style:column-width="8.7cm" style:rel-column-width="29886*"/>
    </style:style>
    <style:style style:name="Table1.C" style:family="table-column">
      <style:table-column-properties style:column-width="4.441cm" style:rel-column-width="1525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9.076cm" fo:margin-left="0cm" fo:margin-right="-0.94cm" table:align="margins"/>
    </style:style>
    <style:style style:name="Table2.A" style:family="table-column">
      <style:table-column-properties style:column-width="2.969cm" style:rel-column-width="10196*"/>
    </style:style>
    <style:style style:name="Table2.C" style:family="table-column">
      <style:table-column-properties style:column-width="8.7cm" style:rel-column-width="29886*"/>
    </style:style>
    <style:style style:name="Table2.D" style:family="table-column">
      <style:table-column-properties style:column-width="4.441cm" style:rel-column-width="15257*"/>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text-properties fo:color="#ff0000" style:font-name="Times New Roman fed" fo:font-size="18pt" fo:language="en" fo:country="GB" fo:font-weight="bold" style:font-size-asian="18pt" style:font-size-complex="18pt"/>
    </style:style>
    <style:style style:name="P2" style:family="paragraph" style:parent-style-name="Text_20_body">
      <style:paragraph-properties fo:text-align="justify" style:justify-single-word="false"/>
      <style:text-properties fo:color="#0000ff" fo:language="en" fo:country="GB" fo:font-weight="bold"/>
    </style:style>
    <style:style style:name="P3" style:family="paragraph" style:parent-style-name="Text_20_body">
      <style:paragraph-properties fo:line-height="150%"/>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Text_20_body">
      <style:paragraph-properties fo:margin-left="0.499cm" fo:margin-right="0cm" fo:text-indent="0cm" style:auto-text-indent="false"/>
    </style:style>
    <style:style style:name="P6" style:family="paragraph" style:parent-style-name="Text_20_body">
      <style:paragraph-properties fo:margin-left="0.499cm" fo:margin-right="0cm" fo:text-indent="0cm" style:auto-text-indent="false"/>
      <style:text-properties fo:font-weight="normal" style:font-weight-asian="normal" style:font-weight-complex="normal"/>
    </style:style>
    <style:style style:name="P7" style:family="paragraph" style:parent-style-name="Text_20_body">
      <style:paragraph-properties fo:margin-left="0.866cm" fo:margin-right="0cm" fo:margin-top="0cm" fo:margin-bottom="0.212cm" fo:text-indent="-0.362cm" style:auto-text-indent="false">
        <style:tab-stops/>
      </style:paragraph-properties>
    </style:style>
    <style:style style:name="P8" style:family="paragraph" style:parent-style-name="Text_20_body">
      <style:paragraph-properties fo:line-height="150%"/>
      <style:text-properties fo:font-weight="bold" style:font-weight-asian="bold" style:font-weight-complex="bold"/>
    </style:style>
    <style:style style:name="P9" style:family="paragraph" style:parent-style-name="Text_20_body">
      <style:paragraph-properties fo:margin-left="2.309cm" fo:margin-right="0cm" fo:margin-top="0cm" fo:margin-bottom="0.212cm" fo:text-indent="-1.827cm" style:auto-text-indent="false">
        <style:tab-stops>
          <style:tab-stop style:position="-0.192cm"/>
        </style:tab-stops>
      </style:paragraph-properties>
    </style:style>
    <style:style style:name="P10" style:family="paragraph" style:parent-style-name="Text_20_body">
      <style:paragraph-properties fo:margin-left="2.309cm" fo:margin-right="0cm" fo:margin-top="0cm" fo:margin-bottom="0.212cm" fo:text-indent="-1.827cm" style:auto-text-indent="false">
        <style:tab-stops/>
      </style:paragraph-properties>
    </style:style>
    <style:style style:name="P11" style:family="paragraph" style:parent-style-name="Text_20_body">
      <style:paragraph-properties fo:line-height="150%"/>
      <style:text-properties fo:font-weight="normal" style:font-weight-asian="normal" style:font-weight-complex="normal"/>
    </style:style>
    <style:style style:name="P12" style:family="paragraph" style:parent-style-name="Text_20_body">
      <style:paragraph-properties fo:line-height="150%" fo:break-before="page"/>
      <style:text-properties fo:font-size="14pt" fo:font-weight="bold" style:font-size-asian="14pt" style:font-weight-asian="bold" style:font-size-complex="14pt" style:font-weight-complex="bold"/>
    </style:style>
    <style:style style:name="P13" style:family="paragraph" style:parent-style-name="Text_20_body">
      <style:paragraph-properties fo:margin-top="0cm" fo:margin-bottom="0cm" fo:line-height="100%"/>
      <style:text-properties fo:font-weight="normal" style:font-weight-asian="normal" style:font-weight-complex="normal"/>
    </style:style>
    <style:style style:name="P14" style:family="paragraph" style:parent-style-name="Standard">
      <style:paragraph-properties fo:text-align="start" style:justify-single-word="false"/>
      <style:text-properties fo:font-weight="bold" style:font-weight-asian="bold" style:font-weight-complex="bold"/>
    </style:style>
    <style:style style:name="P15" style:family="paragraph" style:parent-style-name="Standard">
      <style:paragraph-properties fo:text-align="start" style:justify-single-word="false"/>
      <style:text-properties fo:font-weight="normal" style:font-weight-asian="normal" style:font-weight-complex="normal"/>
    </style:style>
    <style:style style:name="P16" style:family="paragraph" style:parent-style-name="Standard">
      <style:paragraph-properties fo:text-align="start"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weight="normal" style:font-weight-asian="normal" style:font-weight-complex="normal"/>
    </style:style>
    <style:style style:name="P19" style:family="paragraph" style:parent-style-name="Standard">
      <style:paragraph-properties fo:text-align="end" style:justify-single-word="false"/>
      <style:text-properties fo:font-weight="normal" style:font-weight-asian="normal" style:font-weight-complex="normal"/>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text-align="end" style:justify-single-word="false"/>
    </style:style>
    <style:style style:name="P22"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23" style:family="paragraph" style:parent-style-name="Table_20_Contents">
      <style:text-properties style:text-underline-style="none"/>
    </style:style>
    <style:style style:name="P24" style:family="paragraph" style:parent-style-name="Table_20_Contents">
      <style:text-properties style:text-position="0% 100%"/>
    </style:style>
    <style:style style:name="P25" style:family="paragraph" style:parent-style-name="Table_20_Contents">
      <style:text-properties fo:font-size="6pt" style:font-size-asian="6pt" style:font-size-complex="6pt"/>
    </style:style>
    <style:style style:name="P26" style:family="paragraph" style:parent-style-name="Standard">
      <style:paragraph-properties fo:break-before="page"/>
      <style:text-properties fo:font-size="6pt" fo:font-weight="bold" style:font-size-asian="6pt" style:font-weight-asian="bold" style:font-size-complex="6pt" style:font-weight-complex="bold"/>
    </style:style>
    <style:style style:name="P27" style:family="paragraph" style:parent-style-name="Standard">
      <style:paragraph-properties fo:text-align="end" style:justify-single-word="false"/>
      <style:text-properties fo:font-weight="bold" style:font-weight-asian="bold" style:font-weight-complex="bold"/>
    </style:style>
    <style:style style:name="P28" style:family="paragraph" style:parent-style-name="Text_20_body">
      <style:text-properties fo:font-size="14pt" fo:font-weight="bold" style:font-size-asian="14pt" style:font-weight-asian="bold" style:font-size-complex="14pt" style:font-weight-complex="bold"/>
    </style:style>
    <style:style style:name="P29"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font-size="14pt" style:font-size-asian="14pt" style:font-size-complex="14pt"/>
    </style:style>
    <style:style style:name="T6" style:family="text">
      <style:text-properties fo:font-size="10pt" style:font-size-asian="10pt" style:font-size-complex="10pt"/>
    </style:style>
    <style:style style:name="T7" style:family="text">
      <style:text-properties style:text-position="sub 58%"/>
    </style:style>
    <style:style style:name="T8" style:family="text">
      <style:text-properties style:text-position="0% 100%"/>
    </style:style>
    <style:style style:name="T9" style:family="text">
      <style:text-properties style:text-position="super 58%"/>
    </style:style>
    <style:style style:name="T10" style:family="text">
      <style:text-properties fo:font-size="9pt" style:font-size-asian="9pt" style:font-size-complex="9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15.558cm" svg:y="0.194cm" svg:width="1.127cm" svg:height="1.127cm" draw:z-index="0"><draw:image xlink:href="../../../epidata/www.epidata.dk/25maj2006/grafik/epidatastat.png" xlink:type="simple" xlink:show="embed" xlink:actuate="onLoad"/></draw:frame>EpiData Analysis</text:p>
      <text:p text:style-name="P2">Specification of principle for command and programme control structures.</text:p>
      <text:p text:style-name="P2">v1.3 – Feb. 2007 <text:s/>. Author: JM. Lauritsen, EpiData Association.</text:p>
      <text:p text:style-name="P3"/>
      <text:p text:style-name="P3">Default behaviour of software is bound to tradition and experience. The intention of <text:s/>EpiData software design is to allow for user control in a simple manner, but based on replication principles and good practices of data definitions (meta data) and the simplicity logic implemented in Stata (<text:a xlink:type="simple" xlink:href="http://www.stata.com/">www.stata.com</text:a>), where the philosophy is that the user should only indicate as much as needed, but also that the user is in complete control. </text:p>
      <text:p text:style-name="P2"/>
      <text:p text:style-name="P4"><text:bookmark text:name="Approach"/>Approach to control in EpiData Analysis</text:p>
      <text:p text:style-name="P3"><text:span text:style-name="T1">Interface and execution of commands </text:span>is controlled by implementation of a number of rules and definitions. There is a separation of <text:s/>what the user can control (run time defined) and what is built in (design time defined -hard coded) and only under control of the development team. The general rule is that overall logic and performance is defined as built in to ensure consistency, but for aspects typically dominated by user preference that part would be run-time rules. The typical user will not need to know all of this, but will see the usage when using assisted command building tools, e.g. the graph specification wizards. </text:p>
      <text:p text:style-name="Text_20_body">Three types of <text:s/><text:span text:style-name="T2">run time specification rules</text:span> have been implemented:</text:p>
      <text:p text:style-name="P5">a. Rules that work in general – these are called ”<text:span text:style-name="T2">set specifications</text:span>”. </text:p>
      <text:p text:style-name="P5">b. Rules that apply for a given command for a single ”run” of that command – these are called <text:span text:style-name="T2">options</text:span><text:span text:style-name="T1">.</text:span></text:p>
      <text:p text:style-name="P6">c. Rules which define default setting of options. </text:p>
      <text:p text:style-name="P5"/>
      <text:p text:style-name="P7"><text:span text:style-name="T2">a</text:span>: Generally affect interface (menu's, character set, font, sizes) or formats (table design, format). Most of these will only be of interest to advanced users.</text:p>
      <text:p text:style-name="P7"><text:span text:style-name="T2">b</text:span>: Control a given command. Eg. how many decimals in percentages in current table</text:p>
      <text:p text:style-name="P7"><text:span text:style-name="T2">c</text:span>: An easy way to define default, e.g. if the user always wants 2 decimals in percentages. Technically these are implemented as ”set specicifations”.</text:p>
      <text:p text:style-name="P8"/>
      <text:p text:style-name="P8">How to see definitions and options ?</text:p>
      <text:p text:style-name="P9"><text:span text:style-name="T2">Set </text:span>: <text:tab/>Execute the command ”<text:span text:style-name="T2">set</text:span>”, which will show current value of all currently defined ”set” </text:p>
      <text:p text:style-name="P10"><text:span text:style-name="T2">Options</text:span>: Are shown in the command reference (the file shown when pressing F1) with each command. Notice that some options are general and therefore <text:span text:style-name="T3">not</text:span><text:span text:style-name="T4"> repeated with each command.</text:span></text:p>
      <text:p text:style-name="P3">In a later phase EpiData Analysis will have an ”options” part in the file menu, untill then users must issue ”set specifications” as commands or includie in epidataanalysis.ini <text:span text:style-name="T2"><text:s/></text:span></text:p>
      <text:p text:style-name="P11">The next sections of this documents shows current definitions.</text:p>
      <text:p text:style-name="P12">Set Specification commands. </text:p>
      <text:p text:style-name="P13">All must be used as : <text:s text:c="12"/><text:tab/><text:tab/>set &lt; specification from table below &gt; = value</text:p>
      <text:p text:style-name="P13"><text:tab/><text:tab/><text:tab/><text:tab/><text:tab/>e.g.: set display command history=off </text:p>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4"/>
          </table:table-cell>
          <table:covered-table-cell/>
          <table:table-cell table:style-name="Table3.C1" office:value-type="string">
            <text:p text:style-name="Table_20_Contents">notes</text:p>
          </table:table-cell>
        </table:table-row>
        <table:table-row>
          <table:table-cell table:style-name="Table3.A2" office:value-type="string">
            <text:p text:style-name="P14">Interface control </text:p>
            <text:p text:style-name="P15">DISPLAY COMMAND HISTORY</text:p>
            <text:p text:style-name="P15">DISPLAY COMMAND PROMPT</text:p>
            <text:p text:style-name="P15">DISPLAY COMMANDTREE</text:p>
            <text:p text:style-name="P15">DISPLAY DATABROWSER</text:p>
            <text:p text:style-name="P15">DISPLAY MAINMENU</text:p>
            <text:p text:style-name="P15">DISPLAY TOOLBAR</text:p>
            <text:p text:style-name="P15">DISPLAY VARIABLES</text:p>
            <text:p text:style-name="P15">DISPLAY WORKTOOLBAR</text:p>
            <text:p text:style-name="P15">LANGUAGE<text:tab/></text:p>
            <text:p text:style-name="P16">EDITOR PRINT INFO<text:tab/></text:p>
            <text:p text:style-name="Standard">PRINT PREVIEW CM<text:tab/></text:p>
          </table:table-cell>
          <table:table-cell table:style-name="Table3.A2" office:value-type="string">
            <text:p text:style-name="P17">Values</text:p>
            <text:p text:style-name="Table_20_Contents">on <text:s text:c="2"/>off</text:p>
            <text:p text:style-name="Table_20_Contents">on <text:s text:c="2"/>off</text:p>
            <text:p text:style-name="Table_20_Contents">on <text:s text:c="2"/>off</text:p>
            <text:p text:style-name="Table_20_Contents">on <text:s text:c="2"/>off</text:p>
            <text:p text:style-name="Table_20_Contents">on <text:s text:c="2"/>off</text:p>
            <text:p text:style-name="Table_20_Contents">on <text:s text:c="2"/>off</text:p>
            <text:p text:style-name="Table_20_Contents">on <text:s text:c="2"/>off</text:p>
            <text:p text:style-name="Table_20_Contents">on <text:s text:c="2"/>off</text:p>
            <text:p text:style-name="Table_20_Contents">various</text:p>
            <text:p text:style-name="Table_20_Contents">on off</text:p>
            <text:p text:style-name="Table_20_Contents">on off</text:p>
          </table:table-cell>
          <table:table-cell table:style-name="Table3.C2" office:value-type="string">
            <text:p text:style-name="Table_20_Contents"/>
            <text:p text:style-name="Table_20_Contents">Depending on setting the user can specify which of the interface elements should be open.</text:p>
            <text:p text:style-name="Table_20_Contents"/>
            <text:p text:style-name="Table_20_Contents"/>
            <text:p text:style-name="Table_20_Contents"/>
            <text:p text:style-name="Table_20_Contents"/>
            <text:p text:style-name="Table_20_Contents"/>
            <text:p text:style-name="Table_20_Contents">language of menu's, <text:s/>help files tc.</text:p>
            <text:p text:style-name="Table_20_Contents">add date, time when printing from editor</text:p>
            <text:p text:style-name="Table_20_Contents">work in centimeter (on) or inch(off)</text:p>
          </table:table-cell>
        </table:table-row>
        <table:table-row>
          <table:table-cell table:style-name="Table3.A2" office:value-type="string">
            <text:p text:style-name="P14">Interface font size and type: </text:p>
            <text:p text:style-name="P15">VIEWER FONT CHARSET<text:tab/></text:p>
            <text:p text:style-name="P15">VIEWER FONT NAME</text:p>
            <text:p text:style-name="P15">VIEWER FONT SIZE<text:tab/></text:p>
            <text:p text:style-name="P15">WINDOW FONT SIZE</text:p>
            <text:p text:style-name="P15">EDITOR FONT SIZE<text:tab/><text:tab/></text:p>
            <text:p text:style-name="P15">STYLE SHEET</text:p>
            <text:p text:style-name="P15">STYLE SHEET EXTERNAL<text:tab/></text:p>
            <text:p text:style-name="P15">START PAGE<text:tab/></text:p>
          </table:table-cell>
          <table:table-cell table:style-name="Table3.A2" office:value-type="string">
            <text:p text:style-name="P17">(examples)</text:p>
            <text:p text:style-name="P15">ISO-8859-1</text:p>
            <text:p text:style-name="P15">Verdana, Times </text:p>
            <text:p text:style-name="P15">10</text:p>
            <text:p text:style-name="P15">12</text:p>
            <text:p text:style-name="P15">12</text:p>
            <text:p text:style-name="P15">filename</text:p>
            <text:p text:style-name="P15">on off</text:p>
            <text:p text:style-name="P15">filename</text:p>
          </table:table-cell>
          <table:table-cell table:style-name="Table3.C2" office:value-type="string">
            <text:p text:style-name="Table_20_Contents">Alfabeth type etc., e.g. for Chinese: </text:p>
            <text:p text:style-name="Table_20_Contents">SET viewer font charset = "gb2312"</text:p>
            <text:p text:style-name="Table_20_Contents">set viewer font name="Arial Unicode MS"</text:p>
            <text:p text:style-name="Table_20_Contents"/>
            <text:p text:style-name="Table_20_Contents">All supplementary parts</text:p>
            <text:p text:style-name="Table_20_Contents"/>
            <text:p text:style-name="Table_20_Contents">style sheet name (default: epiout.css)</text:p>
            <text:p text:style-name="Table_20_Contents">include styles in output or not</text:p>
            <text:p text:style-name="Table_20_Contents">file to show on startup (default: start.htm)</text:p>
          </table:table-cell>
        </table:table-row>
        <table:table-row>
          <table:table-cell table:style-name="Table3.A2" office:value-type="string">
            <text:p text:style-name="P14">Information after commands:</text:p>
            <text:p text:style-name="P15">ECHO</text:p>
            <text:p text:style-name="P15">SHOW COMMAND</text:p>
            <text:p text:style-name="P15">SHOW ERROR</text:p>
            <text:p text:style-name="P15">SHOW INFO</text:p>
            <text:p text:style-name="P15">SHOW RESULT</text:p>
          </table:table-cell>
          <table:table-cell table:style-name="Table3.A2" office:value-type="string">
            <text:p text:style-name="P17"/>
            <text:p text:style-name="Table_20_Contents">on <text:s/>off</text:p>
            <text:p text:style-name="Table_20_Contents">on <text:s/>off</text:p>
            <text:p text:style-name="Table_20_Contents">on <text:s/>off</text:p>
            <text:p text:style-name="Table_20_Contents">on <text:s/>off</text:p>
            <text:p text:style-name="Table_20_Contents">on <text:s/>off</text:p>
          </table:table-cell>
          <table:table-cell table:style-name="Table3.C2" office:value-type="string">
            <text:p text:style-name="Table_20_Contents"/>
            <text:p text:style-name="Table_20_Contents">Defines what is going to be shown after execution of a command. E.g. show info=on will result in all supplementary information.</text:p>
            <text:p text:style-name="Table_20_Contents">echo is a short form for:</text:p>
            <text:p text:style-name="Table_20_Contents">result+command+info</text:p>
          </table:table-cell>
        </table:table-row>
        <table:table-row>
          <table:table-cell table:style-name="Table3.A2" office:value-type="string">
            <text:p text:style-name="P14">Reading data</text:p>
            <text:p text:style-name="P15">READ DELETED</text:p>
          </table:table-cell>
          <table:table-cell table:style-name="Table3.A2" office:value-type="string">
            <text:p text:style-name="P17"/>
            <text:p text:style-name="P18">off on</text:p>
          </table:table-cell>
          <table:table-cell table:style-name="Table3.C2" office:value-type="string">
            <text:p text:style-name="Table_20_Contents">include (on) or exclude (off) records marked for deletion</text:p>
          </table:table-cell>
        </table:table-row>
        <table:table-row>
          <table:table-cell table:style-name="Table3.A2" office:value-type="string">
            <text:p text:style-name="P14">Graph definitons</text:p>
            <text:p text:style-name="P15">GRAPH CLIPBOARD<text:tab/></text:p>
            <text:p text:style-name="P15">GRAPH COLOUR<text:tab/></text:p>
            <text:p text:style-name="P15">GRAPH FILENAME FOLDER<text:tab/></text:p>
            <text:p text:style-name="P15">GRAPH FILENAME SHOW<text:tab/></text:p>
            <text:p text:style-name="P15">GRAPH FONT SIZE<text:tab/></text:p>
            <text:p text:style-name="P15">GRAPH FOOTNOTE<text:tab/></text:p>
            <text:p text:style-name="P15">GRAPH SAVE<text:tab/></text:p>
            <text:p text:style-name="P15">GRAPH SAVETYPE<text:tab/></text:p>
            <text:p text:style-name="P15">GRAPH SIZE X<text:tab/></text:p>
            <text:p text:style-name="P15">GRAPH SIZE Y<text:tab/></text:p>
          </table:table-cell>
          <table:table-cell table:style-name="Table3.A2" office:value-type="string">
            <text:p text:style-name="P15"/>
            <text:p text:style-name="P15">on off</text:p>
            <text:p text:style-name="P15">default</text:p>
            <text:p text:style-name="P15">on off</text:p>
            <text:p text:style-name="P15">on off</text:p>
            <text:p text:style-name="P15">10 </text:p>
            <text:p text:style-name="P15">text</text:p>
            <text:p text:style-name="P15">on off</text:p>
            <text:p text:style-name="P15">png wmf bmp</text:p>
            <text:p text:style-name="P15">400</text:p>
            <text:p text:style-name="P15">300</text:p>
          </table:table-cell>
          <table:table-cell table:style-name="Table3.C2" office:value-type="string">
            <text:p text:style-name="Table_20_Contents"/>
            <text:p text:style-name="Table_20_Contents">always copy to clipboard</text:p>
            <text:p text:style-name="P15">color numbers for series, e.g. 11111111</text:p>
            <text:p text:style-name="P15">full folder name or no folder</text:p>
            <text:p text:style-name="P15">include in footnote below graph</text:p>
            <text:p text:style-name="P15"/>
            <text:p text:style-name="P15">default is: ”EpiData Analysis Graph”</text:p>
            <text:p text:style-name="P15">save graph</text:p>
            <text:p text:style-name="P15">default: png</text:p>
          </table:table-cell>
        </table:table-row>
        <table:table-row>
          <table:table-cell table:style-name="Table3.A2" office:value-type="string">
            <text:p text:style-name="P14">Table design</text:p>
            <text:p text:style-name="P15">TABLE DESIGN<text:tab/></text:p>
            <text:p text:style-name="P15">TABLE DESIGN FREQ<text:tab/></text:p>
            <text:p text:style-name="P15">TABLE DESIGN GRAPH</text:p>
            <text:p text:style-name="P15">TABLE DESIGN STAT<text:tab/></text:p>
            <text:p text:style-name="P15">TABLE DESIGN SYSTEM<text:tab/></text:p>
          </table:table-cell>
          <table:table-cell table:style-name="Table3.A2" office:value-type="string">
            <text:p text:style-name="P15"/>
            <text:p text:style-name="P15">line</text:p>
            <text:p text:style-name="P15">line</text:p>
            <text:p text:style-name="P15">graph</text:p>
            <text:p text:style-name="P15">filled</text:p>
            <text:p text:style-name="P15">system</text:p>
          </table:table-cell>
          <table:table-cell table:style-name="Table3.C2" office:value-type="string">
            <text:p text:style-name="Table_20_Contents"/>
            <text:p text:style-name="Table_20_Contents">The style sheets containing class name definitions </text:p>
          </table:table-cell>
        </table:table-row>
        <table:table-row>
          <table:table-cell table:style-name="Table3.A2" office:value-type="string">
            <text:p text:style-name="P14">Percent formats in tables</text:p>
            <text:p text:style-name="P15">TABLE PERCENT FORMAT COL </text:p>
            <text:p text:style-name="P15">TABLE PERCENT FORMAT ROW</text:p>
            <text:p text:style-name="P15">TABLE PERCENT FORMAT TOTAL</text:p>
            <text:p text:style-name="P15">TABLE PERCENT HEADER<text:tab/></text:p>
            <text:p text:style-name="P15">TABLE PERCENT HEADER COL</text:p>
            <text:p text:style-name="P15">TABLE PERCENT HEADER ROW</text:p>
            <text:p text:style-name="P15">TABLE PERCENT HEADER TOTAL</text:p>
          </table:table-cell>
          <table:table-cell table:style-name="Table3.A2" office:value-type="string">
            <text:p text:style-name="P15">P1()</text:p>
            <text:p text:style-name="P15">P1{}</text:p>
            <text:p text:style-name="P15">P1[]</text:p>
            <text:p text:style-name="P15">%</text:p>
            <text:p text:style-name="P15">%</text:p>
            <text:p text:style-name="P15">%</text:p>
            <text:p text:style-name="P15">%</text:p>
            <text:p text:style-name="P15">%</text:p>
          </table:table-cell>
          <table:table-cell table:style-name="Table3.C2" office:value-type="string">
            <text:p text:style-name="Table_20_Contents"/>
          </table:table-cell>
        </table:table-row>
        <table:table-row>
          <table:table-cell table:style-name="Table3.A2" office:value-type="string">
            <text:p text:style-name="P14">Format for confidence intervals</text:p>
            <text:p text:style-name="P15">TABLE CI FORMAT<text:tab/></text:p>
            <text:p text:style-name="P15">TABLE CI HEADER<text:tab/></text:p>
          </table:table-cell>
          <table:table-cell table:style-name="Table3.A2" office:value-type="string">
            <text:p text:style-name="P15"/>
            <text:p text:style-name="P15">C()-</text:p>
            <text:p text:style-name="P15">(95% CI)</text:p>
          </table:table-cell>
          <table:table-cell table:style-name="Table3.C2" office:value-type="string">
            <text:p text:style-name="Table_20_Contents"/>
          </table:table-cell>
        </table:table-row>
        <table:table-row>
          <table:table-cell table:style-name="Table3.A2" office:value-type="string">
            <text:p text:style-name="P14">History and default output</text:p>
            <text:p text:style-name="P15">HISTORY COMMAND PGM<text:tab/></text:p>
            <text:p text:style-name="P15">HISTORY COMMENT<text:tab/></text:p>
            <text:p text:style-name="P15">HISTORY NAME<text:tab/></text:p>
            <text:p text:style-name="P15">OUTPUT FOLDER<text:tab/></text:p>
            <text:p text:style-name="P15">OUTPUT NAME<text:tab/></text:p>
            <text:p text:style-name="P15">OUTPUT OPEN<text:tab/></text:p>
          </table:table-cell>
          <table:table-cell table:style-name="Table3.A2" office:value-type="string">
            <text:p text:style-name="P15"/>
            <text:p text:style-name="P15">on off</text:p>
            <text:p text:style-name="P15">on off</text:p>
            <text:p text:style-name="P15">filename</text:p>
            <text:p text:style-name="P15">folder name</text:p>
            <text:p text:style-name="P15">eaoutput.htm</text:p>
            <text:p text:style-name="P15">on off</text:p>
          </table:table-cell>
          <table:table-cell table:style-name="Table3.C2" office:value-type="string">
            <text:p text:style-name="Table_20_Contents"/>
            <text:p text:style-name="Table_20_Contents">Add to history when running pgm files</text:p>
            <text:p text:style-name="Table_20_Contents">Include comments in history</text:p>
            <text:p text:style-name="Table_20_Contents">Upon quit, save history file name (def: temp)</text:p>
            <text:p text:style-name="Table_20_Contents">Folder for output and history</text:p>
            <text:p text:style-name="Table_20_Contents">standard logfile name at initiation</text:p>
            <text:p text:style-name="Table_20_Contents">turn logfile on at start of programme</text:p>
          </table:table-cell>
        </table:table-row>
        <table:table-row>
          <table:table-cell table:style-name="Table3.A2" office:value-type="string">
            <text:p text:style-name="P14">User preference for output:</text:p>
            <text:p text:style-name="P15">SHOW VAR VALUE<text:line-break/>SHOW VAR NAME</text:p>
          </table:table-cell>
          <table:table-cell table:style-name="Table3.A2" office:value-type="string">
            <text:p text:style-name="P15"/>
            <text:p text:style-name="P15">default/V/VV</text:p>
            <text:p text:style-name="P15">default/VN/VNN</text:p>
          </table:table-cell>
          <table:table-cell table:style-name="Table3.C2" office:value-type="string">
            <text:p text:style-name="P15"/>
            <text:p text:style-name="P15">showing of variable and value labels.<text:line-break/>see in ”options” for clarification</text:p>
          </table:table-cell>
        </table:table-row>
        <table:table-row>
          <table:table-cell table:style-name="Table3.A2" office:value-type="string">
            <text:p text:style-name="P14">Variable creation</text:p>
            <text:p text:style-name="P15">RECODE INTERVAL TEXT</text:p>
            <text:p text:style-name="Standard">VAR GENERATE TYPE<text:tab/></text:p>
          </table:table-cell>
          <table:table-cell table:style-name="Table3.A2" office:value-type="string">
            <text:p text:style-name="P15"/>
            <text:p text:style-name="P15">-</text:p>
            <text:p text:style-name="P15">f/i</text:p>
          </table:table-cell>
          <table:table-cell table:style-name="Table3.C2" office:value-type="string">
            <text:p text:style-name="P15"/>
            <text:p text:style-name="P15">text to put btw. x – y in recode values</text:p>
            <text:p text:style-name="P15">Default variable type with ”<text:span text:style-name="T2">gen</text:span>” command. f:float, i: integer</text:p>
          </table:table-cell>
        </table:table-row>
        <table:table-row>
          <table:table-cell table:style-name="Table3.A2" office:value-type="string">
            <text:p text:style-name="P14">Exact tests </text:p>
            <text:p text:style-name="P15">RANDOM SEED<text:tab/></text:p>
            <text:p text:style-name="P15">RANDOM SIMULATIONS<text:tab/></text:p>
          </table:table-cell>
          <table:table-cell table:style-name="Table3.A2" office:value-type="string">
            <text:p text:style-name="P15"/>
            <text:p text:style-name="P15">9</text:p>
            <text:p text:style-name="P15">500</text:p>
          </table:table-cell>
          <table:table-cell table:style-name="Table3.C2" office:value-type="string">
            <text:p text:style-name="Table_20_Contents"/>
            <text:p text:style-name="Table_20_Contents">Number of simulations and starting point for random seed. </text:p>
          </table:table-cell>
        </table:table-row>
        <table:table-row>
          <table:table-cell table:style-name="Table3.A2" office:value-type="string">
            <text:p text:style-name="P14">Internal development information</text:p>
            <text:p text:style-name="P15">DEBUG FILENAME<text:tab/></text:p>
            <text:p text:style-name="P15">DEBUG LEVEL</text:p>
            <text:p text:style-name="P15">SHOW SYSTEMINFO</text:p>
          </table:table-cell>
          <table:table-cell table:style-name="Table3.A2" office:value-type="string">
            <text:p text:style-name="P15"/>
            <text:p text:style-name="P15">filename</text:p>
            <text:p text:style-name="P15">0...5</text:p>
            <text:p text:style-name="P15">ON OFF</text:p>
          </table:table-cell>
          <table:table-cell table:style-name="Table3.C2" office:value-type="string">
            <text:p text:style-name="Table_20_Contents">For internal development. Writes out information at subroutine level depending on value of debug level</text:p>
          </table:table-cell>
        </table:table-row>
      </table:table>
      <text:p text:style-name="Standard"/>
      <text:p text:style-name="Standard"/>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P14">General Options </text:p>
          </table:table-cell>
          <table:covered-table-cell/>
          <table:table-cell table:style-name="Table5.C1" office:value-type="string">
            <text:p text:style-name="Table_20_Contents"/>
          </table:table-cell>
        </table:table-row>
        <table:table-row>
          <table:table-cell table:style-name="Table5.A2" office:value-type="string">
            <text:p text:style-name="P19">Q </text:p>
          </table:table-cell>
          <table:table-cell table:style-name="Table5.A2" office:value-type="string">
            <text:p text:style-name="Table_20_Contents">”Quiet” - Hide output for this command </text:p>
          </table:table-cell>
          <table:table-cell table:style-name="Table5.C2" office:value-type="string">
            <text:p text:style-name="Table_20_Contents">/Q</text:p>
          </table:table-cell>
        </table:table-row>
        <table:table-row>
          <table:table-cell table:style-name="Table5.A2" office:value-type="string">
            <text:p text:style-name="P19">W</text:p>
          </table:table-cell>
          <table:table-cell table:style-name="Table5.A2" office:value-type="string">
            <text:p text:style-name="Table_20_Contents">Frequency Weighted counts on variable. </text:p>
          </table:table-cell>
          <table:table-cell table:style-name="Table5.C2" office:value-type="string">
            <text:p text:style-name="Table_20_Contents">tab v1 /w=”wvar”</text:p>
          </table:table-cell>
        </table:table-row>
        <table:table-row>
          <table:table-cell table:style-name="Table5.A2" office:value-type="string">
            <text:p text:style-name="P19">Default (no options)</text:p>
            <text:p text:style-name="P19"/>
            <text:p text:style-name="P19">V</text:p>
            <text:p text:style-name="P19">VV</text:p>
            <text:p text:style-name="P19">VN</text:p>
            <text:p text:style-name="P19">VNN</text:p>
          </table:table-cell>
          <table:table-cell table:style-name="Table5.A2" office:value-type="string">
            <text:p text:style-name="P15">Show variable label and value labels, but </text:p>
            <text:p text:style-name="P15">exclude var name if included in start of label</text:p>
            <text:p text:style-name="P15">Show value labels and values <text:s/></text:p>
            <text:p text:style-name="P15">Show values instead of value labels</text:p>
            <text:p text:style-name="P15">Show variable name and label </text:p>
            <text:p text:style-name="P15">Only variable name, exclude label</text:p>
          </table:table-cell>
          <table:table-cell table:style-name="Table5.C2" office:value-type="string">
            <text:p text:style-name="Table_20_Contents"/>
            <text:p text:style-name="Table_20_Contents"/>
            <text:p text:style-name="Table_20_Contents">/VV</text:p>
            <text:p text:style-name="Table_20_Contents">/V</text:p>
            <text:p text:style-name="Table_20_Contents">/VN</text:p>
            <text:p text:style-name="Table_20_Contents">/VNN</text:p>
          </table:table-cell>
        </table:table-row>
      </table:table>
      <text:p text:style-name="P20"><text:span text:style-name="T5">Options for frequencies, crosstabulation and statistics tables</text:span> </text:p>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3" office:value-type="string">
            <text:p text:style-name="P20">Table cell contents and summary tables </text:p>
          </table:table-cell>
          <table:covered-table-cell/>
          <table:covered-table-cell/>
          <table:table-cell table:style-name="Table4.D1" office:value-type="string">
            <text:p text:style-name="Table_20_Contents"/>
          </table:table-cell>
        </table:table-row>
        <table:table-row table:style-name="Table4.2">
          <table:table-cell table:style-name="Table4.A2" table:number-columns-spanned="2" office:value-type="string">
            <text:p text:style-name="P21">M</text:p>
            <text:p text:style-name="P21">NM (was CC)</text:p>
            <text:p text:style-name="P21">S</text:p>
            <text:p text:style-name="P21"/>
            <text:p text:style-name="P21">NT</text:p>
            <text:p text:style-name="P21">NC</text:p>
            <text:p text:style-name="P21">OA</text:p>
            <text:p text:style-name="P21">MT</text:p>
            <text:p text:style-name="P21">MR</text:p>
          </table:table-cell>
          <table:covered-table-cell/>
          <table:table-cell table:style-name="Table4.A2" office:value-type="string">
            <text:p text:style-name="Table_20_Contents">Allow missing variables as a category</text:p>
            <text:p text:style-name="Table_20_Contents">Complete Cases=no missing in any variable</text:p>
            <text:p text:style-name="Table_20_Contents">Summary table shown after other tables. (<text:span text:style-name="T6">Content of summary table defined by other options)</text:span></text:p>
            <text:p text:style-name="Table_20_Contents">Do not show subtables (when stratifying)</text:p>
            <text:p text:style-name="Table_20_Contents">Do not show crude table when stratifying</text:p>
            <text:p text:style-name="Table_20_Contents">Outbreak analysis (first var=ill versus v<text:span text:style-name="T7">2</text:span>...v<text:span text:style-name="T7">n</text:span>)</text:p>
            <text:p text:style-name="Table_20_Contents">”Multi” Crosstables (First variable x all other)<text:span text:style-name="T6"> </text:span><text:span text:style-name="T8">Multiple </text:span>Response (not implemented yet) – <text:span text:style-name="T6">(count several variables into one table and show number of responses and number of cases)</text:span></text:p>
          </table:table-cell>
          <table:table-cell table:style-name="Table4.D2" office:value-type="string">
            <text:p text:style-name="Table_20_Contents">/M</text:p>
            <text:p text:style-name="Table_20_Contents">/NM</text:p>
            <text:p text:style-name="Table_20_Contents">/S</text:p>
            <text:p text:style-name="Table_20_Contents"/>
            <text:p text:style-name="Table_20_Contents">/NT</text:p>
            <text:p text:style-name="Table_20_Contents">/NC</text:p>
            <text:p text:style-name="Table_20_Contents">/OA</text:p>
            <text:p text:style-name="Table_20_Contents">/MT</text:p>
            <text:p text:style-name="Table_20_Contents">/MR</text:p>
          </table:table-cell>
        </table:table-row>
        <table:table-row>
          <table:table-cell table:style-name="Table4.A2" table:number-columns-spanned="2" office:value-type="string">
            <text:p text:style-name="P19">R C TO</text:p>
            <text:p text:style-name="P19">PCT</text:p>
            <text:p text:style-name="P19">CP</text:p>
            <text:p text:style-name="P19">D0 D1 D2</text:p>
          </table:table-cell>
          <table:covered-table-cell/>
          <table:table-cell table:style-name="Table4.A2" office:value-type="string">
            <text:p text:style-name="P15">Show <text:span text:style-name="T3">R</text:span>ow <text:span text:style-name="T3">C</text:span>olumn <text:span text:style-name="T3">To</text:span>tal percentages</text:p>
            <text:p text:style-name="P15">Percentages in separate columns </text:p>
            <text:p text:style-name="P22">Cumulative Percentages shown in (frequency tables) </text:p>
            <text:p text:style-name="Standard">Number of decimals in percentages</text:p>
          </table:table-cell>
          <table:table-cell table:style-name="Table4.D2" office:value-type="string">
            <text:p text:style-name="Table_20_Contents">/R /C /TO</text:p>
            <text:p text:style-name="Table_20_Contents">/R /C /PCT</text:p>
            <text:p text:style-name="Table_20_Contents"/>
            <text:p text:style-name="Table_20_Contents">/R /D0</text:p>
          </table:table-cell>
        </table:table-row>
        <table:table-row>
          <table:table-cell table:style-name="Table4.A2" table:number-columns-spanned="3" office:value-type="string">
            <text:p text:style-name="P14">Sort Options in crosstables (and frequency tables) </text:p>
          </table:table-cell>
          <table:covered-table-cell/>
          <table:covered-table-cell/>
          <table:table-cell table:style-name="Table4.D2" office:value-type="string">
            <text:p text:style-name="Table_20_Contents"/>
          </table:table-cell>
        </table:table-row>
        <table:table-row>
          <table:table-cell table:style-name="Table4.A2" table:number-columns-spanned="2" office:value-type="string">
            <text:p text:style-name="P19">default (no options)</text:p>
            <text:p text:style-name="P19"><text:s/>SD</text:p>
            <text:p text:style-name="P19">SRAT SCAT SRDT SCDT</text:p>
            <text:p text:style-name="P19">SLD <text:s/>SLA</text:p>
            <text:p text:style-name="P19"/>
            <text:p text:style-name="P19">SRA= SRD= SCA= SCD=</text:p>
          </table:table-cell>
          <table:covered-table-cell/>
          <table:table-cell table:style-name="Table4.A2" office:value-type="string">
            <text:p text:style-name="Table_20_Contents">ascending order by values of column &amp; Row</text:p>
            <text:p text:style-name="Table_20_Contents">descending on value of 1<text:span text:style-name="T9">st</text:span> column and 1<text:span text:style-name="T9">st</text:span> row</text:p>
            <text:p text:style-name="Table_20_Contents"><text:span text:style-name="T2">{R</text:span>ow/<text:span text:style-name="T2">C</text:span>olumn}{<text:span text:style-name="T2">A</text:span>scending/<text:span text:style-name="T2">D</text:span>escending}<text:span text:style-name="T2">T</text:span><text:span text:style-name="T1">otal</text:span> </text:p>
            <text:p text:style-name="Table_20_Contents">ascending/descending on labels row+column</text:p>
            <text:p text:style-name="P23">Specified column/row for sorting (numerical): </text:p>
            <text:p text:style-name="Table_20_Contents"><text:span text:style-name="T2"><text:tab/>S{R</text:span><text:span text:style-name="T1">ow</text:span><text:span text:style-name="T2">/C</text:span><text:span text:style-name="T1">olumn</text:span><text:span text:style-name="T2">}{A</text:span><text:span text:style-name="T1">scending</text:span><text:span text:style-name="T2">/D</text:span><text:span text:style-name="T1">escending</text:span><text:span text:style-name="T2">}</text:span></text:p>
          </table:table-cell>
          <table:table-cell table:style-name="Table4.D2" office:value-type="string">
            <text:p text:style-name="Table_20_Contents"/>
            <text:p text:style-name="Table_20_Contents">/SD</text:p>
            <text:p text:style-name="Table_20_Contents">/SRAT /SCAT</text:p>
            <text:p text:style-name="Table_20_Contents">/SLA </text:p>
            <text:p text:style-name="Table_20_Contents"/>
            <text:p text:style-name="Table_20_Contents">/SRA=2 /Scd=2</text:p>
          </table:table-cell>
        </table:table-row>
        <table:table-row>
          <table:table-cell table:style-name="Table4.A2" table:number-columns-spanned="3" office:value-type="string">
            <text:p text:style-name="P14">Estimation and statistical tests </text:p>
          </table:table-cell>
          <table:covered-table-cell/>
          <table:covered-table-cell/>
          <table:table-cell table:style-name="Table4.D2" office:value-type="string">
            <text:p text:style-name="Table_20_Contents"/>
          </table:table-cell>
        </table:table-row>
        <table:table-row>
          <table:table-cell>
            <table:table table:is-sub-table="true">
              <table:table-column table:style-name="Table4.A"/>
              <table:table-row>
                <table:table-cell table:style-name="Table4.A2" office:value-type="string">
                  <text:p text:style-name="P21">all tables</text:p>
                  <text:p text:style-name="P21">..</text:p>
                  <text:p text:style-name="P21">..</text:p>
                  <text:p text:style-name="P21">2x2 tables</text:p>
                  <text:p text:style-name="P21">..</text:p>
                  <text:p text:style-name="P21">..</text:p>
                  <text:p text:style-name="P21">..</text:p>
                  <text:p text:style-name="P21">..</text:p>
                  <text:p text:style-name="P21">Frequency</text:p>
                  <text:p text:style-name="P21">all</text:p>
                </table:table-cell>
              </table:table-row>
              <table:table-row>
                <table:table-cell table:style-name="Table4.A2" office:value-type="string">
                  <text:p text:style-name="P21">All</text:p>
                </table:table-cell>
              </table:table-row>
            </table:table>
          </table:table-cell>
          <table:table-cell>
            <table:table table:is-sub-table="true">
              <table:table-column table:style-name="Table4.B"/>
              <table:table-row>
                <table:table-cell table:style-name="Table4.A2" office:value-type="string">
                  <text:p text:style-name="P21">T</text:p>
                  <text:p text:style-name="P21">GAM</text:p>
                  <text:p text:style-name="P21">Ex</text:p>
                  <text:p text:style-name="P21">RR</text:p>
                  <text:p text:style-name="P21">RRY</text:p>
                  <text:p text:style-name="P21">O</text:p>
                  <text:p text:style-name="P21">OA</text:p>
                  <text:p text:style-name="P21">EPI</text:p>
                  <text:p text:style-name="P21">CI</text:p>
                  <text:p text:style-name="P21">S</text:p>
                </table:table-cell>
              </table:table-row>
              <table:table-row>
                <table:table-cell table:style-name="Table4.A2" office:value-type="string">
                  <text:p text:style-name="P21">E1 E2 E3 E4 E5</text:p>
                </table:table-cell>
              </table:table-row>
            </table:table>
          </table:table-cell>
          <table:table-cell>
            <table:table table:is-sub-table="true">
              <table:table-column table:style-name="Table4.C"/>
              <table:table-row>
                <table:table-cell table:style-name="Table4.A2" office:value-type="string">
                  <text:p text:style-name="Table_20_Contents"><text:span text:style-name="T8">Test: Chi</text:span><text:span text:style-name="T9">2</text:span><text:span text:style-name="T8"> for tables. F or T test in means </text:span>Goodmann &amp; Kruskall Gamma</text:p>
                  <text:p text:style-name="P24">Exact Test (Fishers Exact) for nxk tables</text:p>
                  <text:p text:style-name="Table_20_Contents">Risk Ratio (counts)</text:p>
                  <text:p text:style-name="Table_20_Contents">Risk Ratios (Population at risk) <text:span text:style-name="T10">(not implemented yet)</text:span></text:p>
                  <text:p text:style-name="Table_20_Contents">Odds Ratio + <text:span text:style-name="T8">Chi</text:span><text:span text:style-name="T9">2</text:span></text:p>
                  <text:p text:style-name="Table_20_Contents">Outbreak Analysis Table <text:span text:style-name="T9"><text:s/></text:span></text:p>
                  <text:p text:style-name="P24">Outcome by Many exposure vars. (/O + /SD)</text:p>
                  <text:p text:style-name="P24">Confidence Interval (frequency tables)</text:p>
                  <text:p text:style-name="P24">Summary table of counts, statistics etc.</text:p>
                </table:table-cell>
              </table:table-row>
              <table:table-row>
                <table:table-cell table:style-name="Table4.A2" office:value-type="string">
                  <text:p text:style-name="P24">Decimal points for the estimators and statistics</text:p>
                </table:table-cell>
              </table:table-row>
            </table:table>
          </table:table-cell>
          <table:table-cell table:style-name="Table4.D2" office:value-type="string">
            <text:p text:style-name="Table_20_Contents">/T</text:p>
            <text:p text:style-name="Table_20_Contents">/Gam</text:p>
            <text:p text:style-name="Table_20_Contents">/ex</text:p>
            <text:p text:style-name="Table_20_Contents">/rr </text:p>
            <text:p text:style-name="Table_20_Contents"/>
            <text:p text:style-name="Table_20_Contents">/O</text:p>
            <text:p text:style-name="Table_20_Contents">/OA</text:p>
            <text:p text:style-name="Table_20_Contents">/EPI</text:p>
            <text:p text:style-name="Table_20_Contents">/CI</text:p>
            <text:p text:style-name="Table_20_Contents">/S</text:p>
            <text:p text:style-name="P25"/>
            <text:p text:style-name="Table_20_Contents">/E3</text:p>
          </table:table-cell>
        </table:table-row>
        <table:table-row>
          <table:table-cell table:style-name="Table4.A2" office:value-type="string">
            <text:p text:style-name="P21">summary of stratified</text:p>
          </table:table-cell>
          <table:table-cell table:style-name="Table4.A2" office:value-type="string">
            <text:p text:style-name="P21">T</text:p>
            <text:p text:style-name="P21">OBS</text:p>
          </table:table-cell>
          <table:table-cell table:style-name="Table4.A1" office:value-type="string">
            <text:p text:style-name="P24">Mantel-Haenzel/Partial Gamma</text:p>
            <text:p text:style-name="P24">In summary table all counts are shown (2x2 only)</text:p>
          </table:table-cell>
          <table:table-cell table:style-name="Table4.D2" office:value-type="string">
            <text:p text:style-name="Table_20_Contents">/t</text:p>
            <text:p text:style-name="Table_20_Contents">/obs</text:p>
          </table:table-cell>
        </table:table-row>
      </table:table>
      <text:p text:style-name="P26"/>
      <table:table table:name="Table1" table:style-name="Table1">
        <table:table-column table:style-name="Table1.A"/>
        <table:table-column table:style-name="Table1.B"/>
        <table:table-column table:style-name="Table1.C"/>
        <table:table-row>
          <table:table-cell table:style-name="Table1.A1" office:value-type="string">
            <text:p text:style-name="P20">Options all Graphs </text:p>
          </table:table-cell>
          <table:table-cell table:style-name="Table1.A1" office:value-type="string">
            <text:p text:style-name="Table_20_Contents">explanation</text:p>
          </table:table-cell>
          <table:table-cell table:style-name="Table1.C1" office:value-type="string">
            <text:p text:style-name="Table_20_Contents">example</text:p>
          </table:table-cell>
        </table:table-row>
        <table:table-row>
          <table:table-cell table:style-name="Table1.A2" office:value-type="string">
            <text:p text:style-name="P21">hgrid vgrid</text:p>
            <text:p text:style-name="P21">xhide yhide</text:p>
            <text:p text:style-name="P21">xinv yinv</text:p>
            <text:p text:style-name="P21">xlog ylog </text:p>
            <text:p text:style-name="P21">noxtick noytick </text:p>
            <text:p text:style-name="P21">xmin xmax ymin ymax</text:p>
            <text:p text:style-name="P21">xtext ytext</text:p>
            <text:p text:style-name="P21">xline yline</text:p>
            <text:p text:style-name="P21">xlined ylined</text:p>
            <text:p text:style-name="P21">xinc yinc</text:p>
            <text:p text:style-name="P21">xl90</text:p>
            <text:p text:style-name="P21"><text:s text:c="6"/>yvalue</text:p>
            <text:p text:style-name="P21">save</text:p>
            <text:p text:style-name="P21">edit</text:p>
            <text:p text:style-name="P21"><text:s text:c="2"/>ti sub fn</text:p>
            <text:p text:style-name="P21">legend</text:p>
          </table:table-cell>
          <table:table-cell table:style-name="Table1.A2" office:value-type="string">
            <text:p text:style-name="Table_20_Contents">Show grid lines within graph area</text:p>
            <text:p text:style-name="Table_20_Contents">Do not show axis (x resepectively y axis )</text:p>
            <text:p text:style-name="Table_20_Contents">Reverse scaling axis</text:p>
            <text:p text:style-name="Table_20_Contents">Change axis scale to logaritmic</text:p>
            <text:p text:style-name="Table_20_Contents">Remove ticks on axis</text:p>
            <text:p text:style-name="Table_20_Contents">Force minimum and maximum to these values</text:p>
            <text:p text:style-name="Table_20_Contents">Text to show as axis explanation</text:p>
            <text:p text:style-name="Table_20_Contents">Show line(-s) at value</text:p>
            <text:p text:style-name="Table_20_Contents">Show dotted line(-s) at value</text:p>
            <text:p text:style-name="Table_20_Contents">Axis increment </text:p>
            <text:p text:style-name="Table_20_Contents">Change angle of texts on x axis to 90</text:p>
            <text:p text:style-name="Table_20_Contents">Show Y value in a small box next to each (x,y)</text:p>
            <text:p text:style-name="Table_20_Contents">Save graph to a file with indicated name</text:p>
            <text:p text:style-name="Table_20_Contents">Open graph for editing</text:p>
            <text:p text:style-name="Table_20_Contents">Title, subtitle and footnote texts </text:p>
            <text:p text:style-name="Table_20_Contents">show legend</text:p>
          </table:table-cell>
          <table:table-cell table:style-name="Table1.C2" office:value-type="string">
            <text:p text:style-name="Table_20_Contents">/hgrid</text:p>
            <text:p text:style-name="Table_20_Contents">/yhide</text:p>
            <text:p text:style-name="Table_20_Contents">/xinv</text:p>
            <text:p text:style-name="Table_20_Contents">/ylog</text:p>
            <text:p text:style-name="Table_20_Contents">/noxtick</text:p>
            <text:p text:style-name="Table_20_Contents">/xmin=1 xmax=10</text:p>
            <text:p text:style-name="Table_20_Contents">/xtext=”1,20,yes,1”</text:p>
            <text:p text:style-name="Table_20_Contents">/xline=10</text:p>
            <text:p text:style-name="Table_20_Contents">/ylined=15</text:p>
            <text:p text:style-name="Table_20_Contents">/xinc=5</text:p>
            <text:p text:style-name="Table_20_Contents">/XL90</text:p>
            <text:p text:style-name="Table_20_Contents">/yvalue</text:p>
            <text:p text:style-name="Table_20_Contents">/save=”p3.png”</text:p>
            <text:p text:style-name="Table_20_Contents">/edit</text:p>
            <text:p text:style-name="Table_20_Contents">/fn=”My project”</text:p>
            <text:p text:style-name="Table_20_Contents">/ti=”title”</text:p>
            <text:p text:style-name="Table_20_Contents">/sub=”sub title”</text:p>
          </table:table-cell>
        </table:table-row>
        <table:table-row>
          <table:table-cell table:style-name="Table1.A2" office:value-type="string">
            <text:p text:style-name="P20">Options in SPC Charts</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21">B (was break)</text:p>
            <text:p text:style-name="P21">T</text:p>
            <text:p text:style-name="P21">NT (was notest)</text:p>
            <text:p text:style-name="P21">NEGLCL</text:p>
            <text:p text:style-name="P21">EXP</text:p>
            <text:p text:style-name="P21">EXV</text:p>
            <text:p text:style-name="P21">EXZ</text:p>
            <text:p text:style-name="P21">Xl</text:p>
            <text:p text:style-name="P21">Tab</text:p>
          </table:table-cell>
          <table:table-cell table:style-name="Table1.A2" office:value-type="string">
            <text:p text:style-name="Table_20_Contents">Divide spc graph at one or more breakpoints</text:p>
            <text:p text:style-name="Table_20_Contents">Apply testing </text:p>
            <text:p text:style-name="Table_20_Contents">Do not show table of tests </text:p>
            <text:p text:style-name="Table_20_Contents">Allow negative lower control limit</text:p>
            <text:p text:style-name="Table_20_Contents">Exclude point</text:p>
            <text:p text:style-name="Table_20_Contents">Exclude values from this and above</text:p>
            <text:p text:style-name="Table_20_Contents">Exclude points where Y=0</text:p>
            <text:p text:style-name="Table_20_Contents">Use values from variable for ticks on X axis.</text:p>
            <text:p text:style-name="Table_20_Contents">Show table of counts below graph </text:p>
          </table:table-cell>
          <table:table-cell table:style-name="Table1.C2" office:value-type="string">
            <text:p text:style-name="Table_20_Contents">/B=12 <text:s text:c="2"/>/b=24</text:p>
            <text:p text:style-name="Table_20_Contents">/T</text:p>
            <text:p text:style-name="Table_20_Contents">/nt</text:p>
            <text:p text:style-name="Table_20_Contents">/neglcl</text:p>
            <text:p text:style-name="Table_20_Contents">/exp=10</text:p>
            <text:p text:style-name="Table_20_Contents">/exv=12</text:p>
            <text:p text:style-name="Table_20_Contents">/exz</text:p>
            <text:p text:style-name="Table_20_Contents">/xl=v2</text:p>
            <text:p text:style-name="Table_20_Contents">/tab</text:p>
          </table:table-cell>
        </table:table-row>
        <table:table-row>
          <table:table-cell table:style-name="Table1.A2" office:value-type="string">
            <text:p text:style-name="P27">Other Special Graph Options</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21">xonly</text:p>
            <text:p text:style-name="P21">xall</text:p>
            <text:p text:style-name="P21">sort</text:p>
          </table:table-cell>
          <table:table-cell table:style-name="Table1.A2" office:value-type="string">
            <text:p text:style-name="Table_20_Contents">Histogram: Only include x values with data </text:p>
            <text:p text:style-name="Table_20_Contents">Bar: Include all x values from min to max</text:p>
            <text:p text:style-name="P18"><text:span text:style-name="T2">H</text:span>istogram and <text:span text:style-name="T2">B</text:span>ar: sort on x value</text:p>
          </table:table-cell>
          <table:table-cell table:style-name="Table1.C2" office:value-type="string">
            <text:p text:style-name="Table_20_Contents">/xonly</text:p>
          </table:table-cell>
        </table:table-row>
        <table:table-row>
          <table:table-cell table:style-name="Table1.A2" office:value-type="string">
            <text:p text:style-name="P21">NO (was hideout)</text:p>
          </table:table-cell>
          <table:table-cell table:style-name="Table1.A2" office:value-type="string">
            <text:p text:style-name="Table_20_Contents">Boxplot: Hide outliers = No outliers</text:p>
          </table:table-cell>
          <table:table-cell table:style-name="Table1.C2" office:value-type="string">
            <text:p text:style-name="Table_20_Contents">/NO</text:p>
          </table:table-cell>
        </table:table-row>
      </table:table>
      <text:p text:style-name="P28"/>
      <text:p text:style-name="P29">Other Command specific options</text:p>
      <table:table table:name="Table2" table:style-name="Table2">
        <table:table-column table:style-name="Table2.A" table:number-columns-repeated="2"/>
        <table:table-column table:style-name="Table2.C"/>
        <table:table-column table:style-name="Table2.D"/>
        <table:table-header-rows>
          <table:table-row>
            <table:table-cell table:style-name="Table2.A1" table:number-columns-spanned="2" office:value-type="string">
              <text:p text:style-name="P20">command and option</text:p>
            </table:table-cell>
            <table:covered-table-cell/>
            <table:table-cell table:style-name="Table2.A1" office:value-type="string">
              <text:p text:style-name="Table_20_Heading">explanation</text:p>
            </table:table-cell>
            <table:table-cell table:style-name="Table2.D1" office:value-type="string">
              <text:p text:style-name="Table_20_Heading">example</text:p>
            </table:table-cell>
          </table:table-row>
        </table:table-header-rows>
        <table:table-row>
          <table:table-cell table:style-name="Table2.A2" office:value-type="string">
            <text:p text:style-name="P16">Erasepng<text:tab/></text:p>
          </table:table-cell>
          <table:table-cell table:style-name="Table2.A2" office:value-type="string">
            <text:p text:style-name="P21">all</text:p>
            <text:p text:style-name="P21">noconfirm</text:p>
          </table:table-cell>
          <table:table-cell table:style-name="Table2.A2" office:value-type="string">
            <text:p text:style-name="Table_20_Contents">Erase all png files regardless of name</text:p>
            <text:p text:style-name="Table_20_Contents">Do so without confirmation for each file. </text:p>
          </table:table-cell>
          <table:table-cell table:style-name="Table2.D2" office:value-type="string">
            <text:p text:style-name="Table_20_Contents"/>
          </table:table-cell>
        </table:table-row>
        <table:table-row>
          <table:table-cell table:style-name="Table2.A2" office:value-type="string">
            <text:p text:style-name="P16">read</text:p>
          </table:table-cell>
          <table:table-cell table:style-name="Table2.A2" office:value-type="string">
            <text:p text:style-name="P21">close</text:p>
          </table:table-cell>
          <table:table-cell table:style-name="Table2.A2" office:value-type="string">
            <text:p text:style-name="Table_20_Contents">close any open data file</text:p>
          </table:table-cell>
          <table:table-cell table:style-name="Table2.D2" office:value-type="string">
            <text:p text:style-name="Table_20_Contents"/>
          </table:table-cell>
        </table:table-row>
        <table:table-row>
          <table:table-cell table:style-name="Table2.A2" office:value-type="string">
            <text:p text:style-name="P16">type</text:p>
          </table:table-cell>
          <table:table-cell table:style-name="Table2.A2" office:value-type="string">
            <text:p text:style-name="P21">H1 H2 H3 H4 H5 CLASS</text:p>
          </table:table-cell>
          <table:table-cell table:style-name="Table2.A2" office:value-type="string">
            <text:p text:style-name="Table_20_Contents">indicates the paragraph html code for the added text.</text:p>
          </table:table-cell>
          <table:table-cell table:style-name="Table2.D2" office:value-type="string">
            <text:p text:style-name="Table_20_Contents"/>
            <text:p text:style-name="Table_20_Contents"/>
          </table:table-cell>
        </table:table-row>
        <table:table-row>
          <table:table-cell table:style-name="Table2.A2" office:value-type="string">
            <text:p text:style-name="P16">show</text:p>
          </table:table-cell>
          <table:table-cell table:style-name="Table2.A2" office:value-type="string">
            <text:p text:style-name="P21">class</text:p>
          </table:table-cell>
          <table:table-cell table:style-name="Table2.A2" office:value-type="string">
            <text:p text:style-name="Table_20_Contents">class to use for text in a file shown with ”show”</text:p>
          </table:table-cell>
          <table:table-cell table:style-name="Table2.D2" office:value-type="string">
            <text:p text:style-name="Table_20_Contents">/class=”p”</text:p>
          </table:table-cell>
        </table:table-row>
        <table:table-row>
          <table:table-cell table:style-name="Table2.A2" office:value-type="string">
            <text:p text:style-name="P16">stattables</text:p>
            <text:p text:style-name="P16">aggregate</text:p>
          </table:table-cell>
          <table:table-cell table:style-name="Table2.A2" office:value-type="string">
            <text:p text:style-name="P21">p1..p99 MEAN <text:s text:c="2"/>IQR IDR DES </text:p>
          </table:table-cell>
          <table:table-cell table:style-name="Table2.A2" office:value-type="string">
            <text:p text:style-name="Table_20_Contents">(for a complete list see command reference) - </text:p>
          </table:table-cell>
          <table:table-cell table:style-name="Table2.D2" office:value-type="string">
            <text:p text:style-name="Table_20_Contents"/>
          </table:table-cell>
        </table:table-row>
        <table:table-row>
          <table:table-cell table:style-name="Table2.A2" office:value-type="string">
            <text:p text:style-name="P16">LogOpen</text:p>
            <text:p text:style-name="P16"/>
          </table:table-cell>
          <table:table-cell table:style-name="Table2.A2" office:value-type="string">
            <text:p text:style-name="P21">A (append)</text:p>
            <text:p text:style-name="P21">Close</text:p>
            <text:p text:style-name="P21">Replace</text:p>
          </table:table-cell>
          <table:table-cell table:style-name="Table2.A2" office:value-type="string">
            <text:p text:style-name="Table_20_Contents">append to existing file</text:p>
            <text:p text:style-name="Table_20_Contents">close an open logfile</text:p>
            <text:p text:style-name="Table_20_Contents">Replace the file indicated (overwrite)</text:p>
          </table:table-cell>
          <table:table-cell table:style-name="Table2.D2" office:value-type="string">
            <text:p text:style-name="Table_20_Contents">/Close /replace</text:p>
          </table:table-cell>
        </table:table-row>
        <table:table-row>
          <table:table-cell table:style-name="Table2.A2" office:value-type="string">
            <text:p text:style-name="P16">Agg</text:p>
            <text:p text:style-name="P16">Stattables</text:p>
          </table:table-cell>
          <table:table-cell table:style-name="Table2.A2" office:value-type="string">
            <text:p text:style-name="P21">Close</text:p>
          </table:table-cell>
          <table:table-cell table:style-name="Table2.A2" office:value-type="string">
            <text:p text:style-name="Table_20_Contents">Replace current data in memory by aggregated file </text:p>
          </table:table-cell>
          <table:table-cell table:style-name="Table2.D2" office:value-type="string">
            <text:p text:style-name="Table_20_Contents"/>
          </table:table-cell>
        </table:table-row>
        <table:table-row>
          <table:table-cell table:style-name="Table2.A2" office:value-type="string">
            <text:p text:style-name="P16">List</text:p>
          </table:table-cell>
          <table:table-cell table:style-name="Table2.A2" office:value-type="string">
            <text:p text:style-name="P21">NO</text:p>
          </table:table-cell>
          <table:table-cell table:style-name="Table2.A2" office:value-type="string">
            <text:p text:style-name="Table_20_Contents">No observation numbers shown</text:p>
          </table:table-cell>
          <table:table-cell table:style-name="Table2.D2" office:value-type="string">
            <text:p text:style-name="Table_20_Contents">/NO</text:p>
          </table:table-cell>
        </table:table-row>
        <table:table-row>
          <table:table-cell table:style-name="Table2.A2" office:value-type="string">
            <text:p text:style-name="P16">file commands which save</text:p>
          </table:table-cell>
          <table:table-cell table:style-name="Table2.A2" office:value-type="string">
            <text:p text:style-name="P21">REPLACE</text:p>
          </table:table-cell>
          <table:table-cell table:style-name="Table2.A2" office:value-type="string">
            <text:p text:style-name="Table_20_Contents">For (savedata, savepgm, logopen, graphs – save) allow replacing of file with same name</text:p>
          </table:table-cell>
          <table:table-cell table:style-name="Table2.D2" office:value-type="string">
            <text:p text:style-name="Table_20_Contents">/REPLAC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Times New Roman fed" svg:font-family="'Times New Roman f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1cm" fo:margin-left="1.298cm" fo:margin-right="1.56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ens Lauritsen</meta:initial-creator>
    <meta:creation-date>2006-10-10T07:39:16</meta:creation-date>
    <dc:creator>Jens Lauritsen</dc:creator>
    <dc:date>2007-02-22T14:44:28</dc:date>
    <meta:printed-by>Jens Lauritsen</meta:printed-by>
    <meta:print-date>2007-02-22T14:43:03</meta:print-date>
    <dc:language>da-DK</dc:language>
    <meta:editing-cycles>54</meta:editing-cycles>
    <meta:editing-duration>PT21H32M24S</meta:editing-duration>
    <meta:user-defined meta:name="Info 1"/>
    <meta:user-defined meta:name="Info 2"/>
    <meta:user-defined meta:name="Info 3"/>
    <meta:user-defined meta:name="Info 4"/>
    <meta:document-statistic meta:table-count="5" meta:image-count="1" meta:object-count="0" meta:page-count="6" meta:paragraph-count="457" meta:word-count="1775" meta:character-count="10298"/>
  </office:meta>
</office:document-meta>
</file>